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45d360" officeooo:paragraph-rsid="002dda6f"/>
    </style:style>
    <style:style style:name="P2" style:family="paragraph" style:parent-style-name="Heading">
      <style:text-properties officeooo:paragraph-rsid="003fff47"/>
    </style:style>
    <style:style style:name="P3" style:family="paragraph" style:parent-style-name="Heading">
      <style:text-properties fo:color="#3465a4" loext:opacity="100%" style:font-name="Linux Libertine O" fo:font-size="14pt" fo:font-weight="bold" officeooo:rsid="0045d360" officeooo:paragraph-rsid="00669bc8" style:font-name-asian="Noto Sans CJK SC Regular" style:font-size-asian="14pt" style:font-weight-asian="bold" style:font-name-complex="FreeSans1" style:font-size-complex="14pt" style:font-weight-complex="bold"/>
    </style:style>
    <style:style style:name="P4" style:family="paragraph" style:parent-style-name="Heading_20_1">
      <style:text-properties fo:color="#004586" loext:opacity="100%" style:font-name="Linux Libertine O" fo:font-size="18.2000007629395pt" fo:font-weight="bold" officeooo:rsid="006605a9" officeooo:paragraph-rsid="006605a9" style:font-name-asian="Noto Sans CJK SC Regular" style:font-size-asian="18.2000007629395pt" style:font-weight-asian="bold" style:font-name-complex="FreeSans1" style:font-size-complex="18.2000007629395pt" style:font-weight-complex="600"/>
    </style:style>
    <style:style style:name="P5" style:family="paragraph" style:parent-style-name="Standard">
      <style:text-properties officeooo:rsid="00669bc8" officeooo:paragraph-rsid="00669bc8"/>
    </style:style>
    <style:style style:name="P6" style:family="paragraph" style:parent-style-name="Standard">
      <style:text-properties style:font-name="Linux Libertine O" officeooo:rsid="00669bc8" officeooo:paragraph-rsid="00669bc8"/>
    </style:style>
    <style:style style:name="P7" style:family="paragraph" style:parent-style-name="Standard">
      <style:text-properties style:font-name="Linux Libertine O" officeooo:rsid="00634010" officeooo:paragraph-rsid="00634010"/>
    </style:style>
    <style:style style:name="P8" style:family="paragraph" style:parent-style-name="Standard">
      <style:text-properties style:font-name="Linux Libertine O" officeooo:rsid="00670254" officeooo:paragraph-rsid="00670254"/>
    </style:style>
    <style:style style:name="P9" style:family="paragraph" style:parent-style-name="Standard">
      <style:text-properties style:font-name="Linux Libertine O" officeooo:rsid="00529306" officeooo:paragraph-rsid="00670254"/>
    </style:style>
    <style:style style:name="P10" style:family="paragraph" style:parent-style-name="Standard">
      <style:text-properties fo:color="#3465a4" loext:opacity="100%" style:font-name="Linux Libertine O" fo:font-size="14pt" fo:font-weight="bold" officeooo:rsid="0045d360" officeooo:paragraph-rsid="0045d360" style:font-name-asian="Noto Sans CJK SC Regular" style:font-size-asian="14pt" style:font-weight-asian="bold" style:font-name-complex="FreeSans1" style:font-size-complex="14pt" style:font-weight-complex="bold"/>
    </style:style>
    <style:style style:name="P11" style:family="paragraph" style:parent-style-name="Standard">
      <style:text-properties style:font-name="Linux Libertine O" officeooo:rsid="00669bc8" officeooo:paragraph-rsid="00669bc8"/>
    </style:style>
    <style:style style:name="P12" style:family="paragraph" style:parent-style-name="Standard">
      <style:text-properties style:font-name="Linux Libertine O" officeooo:rsid="00670254" officeooo:paragraph-rsid="00670254"/>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5d360"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634010" style:font-name-asian="Noto Sans CJK SC Regular" style:font-size-asian="14pt" style:font-weight-asian="bold" style:font-name-complex="FreeSans1" style:font-size-complex="14pt" style:font-weight-complex="bold"/>
    </style:style>
    <style:style style:name="T4" style:family="text">
      <style:text-properties style:font-name="Linux Libertine O"/>
    </style:style>
    <style:style style:name="T5" style:family="text">
      <style:text-properties officeooo:rsid="00669bc8"/>
    </style:style>
    <style:style style:name="T6" style:family="text">
      <style:text-properties officeooo:rsid="0067025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6">WIP </text:span>Honeycomb</text:h>
      <text:p text:style-name="P5"><text:span text:style-name="T4">Still figuring this one out for timings and heat!</text:span></text:p>
      <text:p text:style-name="P10"/>
      <text:p text:style-name="P3">For the <text:span text:style-name="T5">equipment</text:span></text:p>
      <text:p text:style-name="P6">heavy-base pan for heating the mixture evenly</text:p>
      <text:p text:style-name="P6">liquids thermometer (not a meat thermometer, they don’t go high enough)</text:p>
      <text:p text:style-name="P6">baking tin with sides, lined with a single sheet of baking paper</text:p>
      <text:p text:style-name="P8">heatproof spoon or spatula for mixing</text:p>
      <text:p text:style-name="P6"/>
      <text:p text:style-name="P6"/>
      <text:p text:style-name="P2"><text:span text:style-name="T1">For </text:span><text:span text:style-name="T2">the </text:span><text:span text:style-name="T3">mixture</text:span></text:p>
      <text:p text:style-name="P1"/>
      <text:p text:style-name="P6">50g cane caster sugar</text:p>
      <text:p text:style-name="P6">25g golden syrup</text:p>
      <text:p text:style-name="P6"/>
      <text:p text:style-name="P6">½ tsp bicarbonate of soda</text:p>
      <text:p text:style-name="P6"/>
      <text:p text:style-name="P6"/>
      <text:p text:style-name="P6">Slowly on low heat melt the sugar and syrup together, stirring gently. Test the temperature of the mixture and adjust the heat to make sure it reaches 150 degrees but doesn’t get higher <text:span text:style-name="T6">throughout the whole process</text:span>.</text:p>
      <text:p text:style-name="P6"/>
      <text:p text:style-name="P6">Once the <text:span text:style-name="T6">sugar has dissolved, stop stirring it but continue heating to 150 degrees for a few minutes.</text:span></text:p>
      <text:p text:style-name="P7"/>
      <text:p text:style-name="P8">Remove from the heat and immediately add the bicarb and mix through for a few seconds – aim to get it thoroughly combined with as little stirring as possible to avoid squelching the bubbles.</text:p>
      <text:p text:style-name="P8">Pour it immediately into the baking tray to set for 1-2 hours.</text:p>
      <text:p text:style-name="P8"/>
      <text:p text:style-name="P8">Break apart and store in an airtight jar at room temperature.</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4-12-02T22:55:57.166923469</dc:date>
    <meta:editing-duration>PT3H51M40S</meta:editing-duration>
    <meta:editing-cycles>68</meta:editing-cycles>
    <meta:generator>LibreOffice/7.3.7.2$Linux_X86_64 LibreOffice_project/30$Build-2</meta:generator>
    <meta:document-statistic meta:table-count="0" meta:image-count="0" meta:object-count="0" meta:page-count="1" meta:paragraph-count="16" meta:word-count="176" meta:character-count="1002" meta:non-whitespace-character-count="841"/>
  </office:meta>
</office:document-meta>
</file>